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f969"/>
    </style:style>
    <style:style style:name="P2" style:family="paragraph" style:parent-style-name="Standard">
      <style:paragraph-properties fo:break-before="column"/>
      <style:text-properties officeooo:paragraph-rsid="0014f969"/>
    </style:style>
    <style:style style:name="P3" style:family="paragraph" style:parent-style-name="Standard">
      <style:paragraph-properties fo:break-before="column" fo:padding="0.049cm" fo:border="0.99pt solid #ff8000" style:shadow="#ffff00 0.176cm -0.176cm"/>
      <style:text-properties officeooo:paragraph-rsid="00167172"/>
    </style:style>
    <style:style style:name="P4" style:family="paragraph" style:parent-style-name="Standard">
      <style:paragraph-properties fo:break-before="page"/>
      <style:text-properties officeooo:paragraph-rsid="0014f969"/>
    </style:style>
    <style:style style:name="P5" style:family="paragraph" style:parent-style-name="Standard">
      <style:paragraph-properties fo:padding="0.049cm" fo:border="0.99pt solid #ff8000" style:shadow="#ffff00 0.176cm -0.176cm"/>
      <style:text-properties officeooo:paragraph-rsid="00167172"/>
    </style:style>
    <style:style style:name="P6" style:family="paragraph" style:parent-style-name="Standard">
      <style:paragraph-properties fo:text-align="justify" style:justify-single-word="false"/>
    </style:style>
    <style:style style:name="Sect1" style:family="section">
      <style:section-properties text:dont-balance-text-columns="false" style:editable="false">
        <style:columns fo:column-count="2" fo:column-gap="0.497cm">
          <style:column-sep style:width="0.009cm" style:color="#ff0000" style:height="100%" style:style="solid"/>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3">
          <style:column-sep style:width="0.035cm" style:color="#2a6099" style:height="100%" style:style="solid"/>
          <style:column style:rel-width="4677*" fo:start-indent="0cm" fo:end-indent="0.249cm"/>
          <style:column style:rel-width="3118*" fo:start-indent="0.249cm" fo:end-indent="0.249cm"/>
          <style:column style:rel-width="1842*" fo:start-indent="0.249cm" fo:end-indent="0cm"/>
        </style:columns>
      </style:section-properties>
    </style:style>
    <style:style style:name="Sect3" style:family="section">
      <style:section-properties fo:background-color="transparent" text:dont-balance-text-columns="false" style:editable="false">
        <style:columns fo:column-count="3" fo:column-gap="0.497cm">
          <style:column-sep style:width="0.035cm" style:color="#2a6099" style:height="50%" style:style="dashed"/>
          <style:column style:rel-width="3212*" fo:start-indent="0cm" fo:end-indent="0.249cm"/>
          <style:column style:rel-width="3212*" fo:start-indent="0.249cm" fo:end-indent="0.249cm"/>
          <style:column style:rel-width="3212*" fo:start-indent="0.249cm" fo:end-indent="0cm"/>
        </style:columns>
        <style:background-image/>
      </style:section-properties>
    </style:style>
    <style:style style:name="Sect4" style:family="section">
      <style:section-properties text:dont-balance-text-columns="false" style:editable="false">
        <style:columns fo:column-count="2">
          <style:column style:rel-width="4535*" fo:start-indent="0cm" fo:end-indent="0cm"/>
          <style:column style:rel-width="1647*" fo:start-indent="0cm" fo:end-indent="0cm"/>
        </style:columns>
      </style:section-properties>
    </style:style>
    <style:style style:name="Sect5" style:family="section">
      <style:section-properties text:dont-balance-text-columns="false" style:editable="false">
        <style:columns fo:column-count="2">
          <style:column style:rel-width="4676*" fo:start-indent="0cm" fo:end-indent="0.249cm"/>
          <style:column style:rel-width="1505*" fo:start-indent="0.249cm" fo:end-indent="0cm"/>
        </style:columns>
      </style:section-properties>
    </style:style>
    <style:style style:name="Sect6" style:family="section">
      <style:section-properties text:dont-balance-text-columns="false" style:editable="false">
        <style:columns fo:column-count="2">
          <style:column-sep style:width="0.035cm" style:color="#ff0000" style:height="50%" style:style="solid" style:vertical-align="middle"/>
          <style:column style:rel-width="4108*" fo:start-indent="0cm" fo:end-indent="0.249cm"/>
          <style:column style:rel-width="2074*" fo:start-indent="0.249cm" fo:end-indent="0cm"/>
        </style:columns>
      </style:section-properties>
    </style:style>
    <style:style style:name="Sect7" style:family="section">
      <style:section-properties text:dont-balance-text-columns="false" style:editable="false">
        <style:columns fo:column-count="2">
          <style:column-sep style:width="0.035cm" style:color="#ff0000" style:height="50%" style:style="solid" style:vertical-align="middle"/>
          <style:column style:rel-width="7257*" fo:start-indent="0cm" fo:end-indent="0.7cm"/>
          <style:column style:rel-width="2382*" fo:start-indent="0.7cm" fo:end-indent="0cm"/>
        </style:columns>
      </style:section-properties>
    </style:style>
    <style:style style:name="Sect8" style:family="section">
      <style:section-properties text:dont-balance-text-columns="false" style:editable="false">
        <style:columns fo:column-count="2">
          <style:column-sep style:width="0.035cm" style:color="#ff0000" style:height="50%" style:style="solid" style:vertical-align="middle"/>
          <style:column style:rel-width="4422*" fo:start-indent="0cm" fo:end-indent="0cm"/>
          <style:column style:rel-width="243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ción1">
        <text:p text:style-name="P6">Apple Inc. es una empresa multinacional estadounidense que diseña y produce equipos electrónicos y software, con sede en Cupertino (California, Estados Unidos) y otra pequeña en Dublín (Irlanda).3 Entre los productos de hardware más conocidos de la empresa se cuenta con equipos Macintosh, el iPod, el iPhone y el iPad. Entre el software de Apple se encuentran los sistemas operativos Mac OS X e iOS, el explorador de contenido multimedia iTunes, la suite iLife (software de creatividad y multimedia), la suite iWork (software de productividad), Final Cut Studio (una suite de edición de vídeo profesional), Logic Studio (software para edición de audio en pistas de audio), Xsan (software para el intercambio de datos entre servidores), Aperture (software para editar imágenes RAW) y el navegador web Safari.</text:p>
      </text:section>
      <text:p text:style-name="P6"/>
      <text:section text:style-name="Sect2" text:name="Sección2">
        <text:p text:style-name="P1">Apple Inc. es una empresa multinacional estadounidense que diseña y produce equipos electrónicos y software, con sede en Cupertino (California, Estados Unidos) y otra pequeña en Dublín (Irlanda).3 Entre los productos de hardware más conocidos de la empresa se cuenta con equipos Macintosh, el iPod, el iPhone y el iPad.</text:p>
        <text:p text:style-name="P2"><text:s/>Entre el software de Apple se encuentran los sistemas operativos Mac OS X e iOS, el explorador de contenido multimedia iTunes, la suite iLife (software de creatividad y multimedia), la suite iWork (software de productividad), Final Cut Studio (una suite de edición de vídeo profesional), Logic Studio (software para edición de audio en pistas de audio),</text:p>
        <text:p text:style-name="P1"><text:s/>Xsan (software para el intercambio de datos entre servidores), Aperture (software para editar imágenes RAW) y el navegador web Safari.</text:p>
      </text:section>
      <text:p text:style-name="Standard"/>
      <text:section text:style-name="Sect3" text:name="Sección3">
        <text:p text:style-name="P1">Apple Inc. es una empresa multinacional estadounidense que diseña y produce equipos electrónicos y software, con sede en Cupertino</text:p>
        <text:p text:style-name="P2"><text:s/>(California, Estados Unidos) y otra pequeña en Dublín (Irlanda).3 Entre los productos de hardware más conocidos de la empresa se cuenta con equipos Macintosh, el iPod, el iPhone y el iPad. Entre el software de Apple se encuentran los sistemas operativos</text:p>
        <text:p text:style-name="P2"><text:s/>Mac OS X e iOS, el explorador de contenido multimedia iTunes, la suite iLife (software de creatividad y multimedia), la suite iWork (software de productividad), Final Cut Studio (una suite de edición de vídeo profesional), Logic Studio (software para edición de audio en pistas de audio), Xsan (software para el intercambio de datos entre servidores), Aperture (software para editar imágenes RAW) y el navegador web Safari</text:p>
        <text:p text:style-name="P4"/>
      </text:section>
      <text:p text:style-name="Standard"/>
      <text:section text:style-name="Sect4" text:name="Sección6">
        <text:section text:style-name="Sect5" text:name="Sección7">
          <text:section text:style-name="Sect6" text:name="Sección8">
            <text:section text:style-name="Sect7" text:name="Sección4">
              <text:section text:style-name="Sect8" text:name="Sección5">
                <text:p text:style-name="P5">Apple Inc. es una empresa multinacional estadounidense que diseña y produce equipos electrónicos y software, con sede en Cupertino (California, Estados Unidos) y otra pequeña en Dublín (Irlanda).3 Entre los productos de hardware más conocidos de la empresa se cuenta con equipos Macintosh, el iPod, el iPhone y el iPad. Entre el software de Apple se encuentran los sistemas operativos Mac OS X e iOS, el explorador de contenido multimedia iTunes, la suite iLife (software de creatividad y multimedia), la suite iWork (software de productividad), Final Cut Studio (una suite de edición de </text:p>
                <text:p text:style-name="P3">vídeo profesional), Logic Studio (software para edición de audio en pistas de audio), Xsan (software para el intercambio de datos entre servidores), Aperture (software para editar imágenes RAW) y el navegador web Safari.</text:p>
              </text:section>
            </text:section>
          </text:section>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2T11:54:12.744000000</meta:creation-date>
    <dc:date>2019-10-04T09:23:10.163000000</dc:date>
    <meta:editing-duration>PT3M50S</meta:editing-duration>
    <meta:editing-cycles>2</meta:editing-cycles>
    <meta:generator>LibreOffice/6.3.2.2$Windows_X86_64 LibreOffice_project/98b30e735bda24bc04ab42594c85f7fd8be07b9c</meta:generator>
    <meta:document-statistic meta:table-count="0" meta:image-count="0" meta:object-count="0" meta:page-count="2" meta:paragraph-count="9" meta:word-count="504" meta:character-count="3231" meta:non-whitespace-character-count="2731"/>
  </office:meta>
</office:document-meta>
</file>